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6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Tentativa</text:p>
          </table:table-cell>
          <table:table-cell table:style-name="ce2" office:value-type="string" calcext:value-type="string">
            <text:p>Classe de cada registr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1 <text:s text:c="2"/>-1 <text:s text:c="3"/>1 <text:s text:c="2"/>-1 <text:s text:c="2"/>-1 <text:s text:c="3"/>1 <text:s text:c="3"/>1 <text:s text:c="3"/>1 <text:s text:c="3"/>1 <text:s text:c="2"/>-1 <text:s text:c="2"/>-1 <text:s text:c="3"/>1 <text:s text:c="2"/>-1 <text:s text:c="2"/>-1 <text:s text:c="3"/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<text:s/>1 <text:s text:c="2"/>-1 <text:s text:c="3"/>1 <text:s text:c="2"/>-1 <text:s text:c="2"/>-1 <text:s text:c="3"/>1 <text:s text:c="3"/>1 <text:s text:c="3"/>1 <text:s text:c="3"/>1 <text:s text:c="2"/>-1 <text:s text:c="2"/>-1 <text:s text:c="3"/>1 <text:s text:c="2"/>-1 <text:s text:c="2"/>-1 <text:s text:c="3"/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1 <text:s text:c="2"/>-1 <text:s text:c="3"/>1 <text:s text:c="2"/>-1 <text:s text:c="2"/>-1 <text:s text:c="3"/>1 <text:s text:c="3"/>1 <text:s text:c="3"/>1 <text:s text:c="3"/>1 <text:s text:c="3"/>1 <text:s text:c="2"/>-1 <text:s text:c="3"/>1 <text:s text:c="2"/>-1 <text:s text:c="3"/>1 <text:s text:c="3"/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<text:s/>1 <text:s text:c="2"/>-1 <text:s text:c="3"/>1 <text:s text:c="2"/>-1 <text:s text:c="2"/>-1 <text:s text:c="3"/>1 <text:s text:c="3"/>1 <text:s text:c="3"/>1 <text:s text:c="3"/>1 <text:s text:c="3"/>1 <text:s text:c="2"/>-1 <text:s text:c="3"/>1 <text:s text:c="2"/>-1 <text:s text:c="3"/>1 <text:s text:c="3"/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1 <text:s text:c="2"/>-1 <text:s text:c="3"/>1 <text:s text:c="2"/>-1 <text:s text:c="2"/>-1 <text:s text:c="3"/>1 <text:s text:c="3"/>1 <text:s text:c="3"/>1 <text:s text:c="3"/>1 <text:s text:c="3"/>1 <text:s text:c="2"/>-1 <text:s text:c="3"/>1 <text:s text:c="2"/>-1 <text:s text:c="3"/>1 <text:s text:c="3"/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<text:s/>1 <text:s text:c="2"/>-1 <text:s text:c="3"/>1 <text:s text:c="2"/>-1 <text:s text:c="2"/>-1 <text:s text:c="3"/>1 <text:s text:c="3"/>1 <text:s text:c="3"/>1 <text:s text:c="3"/>1 <text:s text:c="3"/>1 <text:s text:c="2"/>-1 <text:s text:c="3"/>1 <text:s text:c="2"/>-1 <text:s text:c="3"/>1 <text:s text:c="3"/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1 <text:s text:c="2"/>-1 <text:s text:c="3"/>1 <text:s text:c="2"/>-1 <text:s text:c="2"/>-1 <text:s text:c="3"/>1 <text:s text:c="3"/>1 <text:s text:c="3"/>1 <text:s text:c="3"/>1 <text:s text:c="3"/>1 <text:s text:c="2"/>-1 <text:s text:c="3"/>1 <text:s text:c="2"/>-1 <text:s text:c="3"/>1 <text:s text:c="3"/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-1 <text:s text:c="2"/>-1 <text:s text:c="3"/>1 <text:s text:c="2"/>-1 <text:s text:c="2"/>-1 <text:s text:c="3"/>1 <text:s text:c="3"/>1 <text:s text:c="3"/>1 <text:s text:c="3"/>1 <text:s text:c="2"/>-1 <text:s text:c="2"/>-1 <text:s text:c="3"/>1 <text:s text:c="2"/>-1 <text:s text:c="2"/>-1 <text:s text:c="3"/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0" loext:min-decimal-places="0" number:min-integer-digits="9" number:grouping="true"/>
    </number:number-style>
    <number:number-style style:name="N109">
      <number:number number:decimal-places="0" loext:min-decimal-places="0" number:min-integer-digits="7" number:grouping="true"/>
    </number:number-style>
    <number:number-style style:name="N110">
      <number:number number:decimal-places="0" loext:min-decimal-places="0" number:min-integer-digits="7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4:25:29.320940144</meta:creation-date>
    <dc:date>2019-11-02T14:28:40.609128840</dc:date>
    <meta:editing-duration>PT3M10S</meta:editing-duration>
    <meta:editing-cycles>2</meta:editing-cycles>
    <meta:generator>LibreOffice/6.0.7.3$Linux_X86_64 LibreOffice_project/00m0$Build-3</meta:generator>
    <meta:document-statistic meta:table-count="1" meta:cell-count="18" meta:object-count="0"/>
  </office:meta>
</office:document-meta>
</file>